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6befe" officeooo:paragraph-rsid="0016befe"/>
    </style:style>
    <style:style style:name="P2" style:family="paragraph" style:parent-style-name="Preformatted_20_Text">
      <style:text-properties officeooo:rsid="001a4005" officeooo:paragraph-rsid="001b62af"/>
    </style:style>
    <style:style style:name="P3" style:family="paragraph" style:parent-style-name="Preformatted_20_Text">
      <style:text-properties officeooo:rsid="001fa38d" officeooo:paragraph-rsid="001fa38d"/>
    </style:style>
    <style:style style:name="P4" style:family="paragraph" style:parent-style-name="Preformatted_20_Text">
      <style:text-properties officeooo:rsid="00204bf7" officeooo:paragraph-rsid="00204bf7"/>
    </style:style>
    <style:style style:name="P5" style:family="paragraph" style:parent-style-name="Preformatted_20_Text">
      <style:text-properties officeooo:rsid="0025be2a" officeooo:paragraph-rsid="0025be2a"/>
    </style:style>
    <style:style style:name="P6" style:family="paragraph" style:parent-style-name="Preformatted_20_Text">
      <style:text-properties officeooo:rsid="0028be4c" officeooo:paragraph-rsid="0028be4c"/>
    </style:style>
    <style:style style:name="P7" style:family="paragraph" style:parent-style-name="Preformatted_20_Text">
      <style:text-properties officeooo:rsid="002972fe" officeooo:paragraph-rsid="002972fe"/>
    </style:style>
    <style:style style:name="P8" style:family="paragraph" style:parent-style-name="Preformatted_20_Text">
      <style:text-properties officeooo:rsid="002a252a" officeooo:paragraph-rsid="002a252a"/>
    </style:style>
    <style:style style:name="P9" style:family="paragraph" style:parent-style-name="Preformatted_20_Text">
      <style:text-properties officeooo:rsid="002a6e82" officeooo:paragraph-rsid="002a6e82"/>
    </style:style>
    <style:style style:name="P10" style:family="paragraph" style:parent-style-name="Preformatted_20_Text">
      <style:text-properties officeooo:rsid="002c4151" officeooo:paragraph-rsid="002c4151"/>
    </style:style>
    <style:style style:name="P11" style:family="paragraph" style:parent-style-name="Preformatted_20_Text">
      <style:text-properties officeooo:rsid="00331de6" officeooo:paragraph-rsid="00331de6"/>
    </style:style>
    <style:style style:name="P12" style:family="paragraph" style:parent-style-name="Preformatted_20_Text">
      <style:text-properties officeooo:rsid="0043bdd1" officeooo:paragraph-rsid="0043bdd1"/>
    </style:style>
    <style:style style:name="P13" style:family="paragraph" style:parent-style-name="Preformatted_20_Text">
      <style:text-properties officeooo:rsid="004558ef" officeooo:paragraph-rsid="004558ef"/>
    </style:style>
    <style:style style:name="P14" style:family="paragraph" style:parent-style-name="Preformatted_20_Text">
      <style:text-properties officeooo:rsid="00464505" officeooo:paragraph-rsid="00464505"/>
    </style:style>
    <style:style style:name="P15" style:family="paragraph" style:parent-style-name="Preformatted_20_Text">
      <style:text-properties officeooo:rsid="00465d0f" officeooo:paragraph-rsid="00465d0f"/>
    </style:style>
    <style:style style:name="P16" style:family="paragraph" style:parent-style-name="Preformatted_20_Text">
      <style:text-properties officeooo:rsid="0046913a" officeooo:paragraph-rsid="0046913a"/>
    </style:style>
    <style:style style:name="P17" style:family="paragraph" style:parent-style-name="Preformatted_20_Text">
      <style:text-properties officeooo:rsid="004999c9" officeooo:paragraph-rsid="004999c9"/>
    </style:style>
    <style:style style:name="P18" style:family="paragraph" style:parent-style-name="Preformatted_20_Text">
      <style:text-properties officeooo:rsid="004b946d" officeooo:paragraph-rsid="004b946d"/>
    </style:style>
    <style:style style:name="P19" style:family="paragraph" style:parent-style-name="Preformatted_20_Text">
      <style:text-properties officeooo:rsid="004f23cc" officeooo:paragraph-rsid="004f23cc"/>
    </style:style>
    <style:style style:name="P20" style:family="paragraph" style:parent-style-name="Preformatted_20_Text">
      <style:text-properties officeooo:rsid="004f23cc" officeooo:paragraph-rsid="004b946d"/>
    </style:style>
    <style:style style:name="P21" style:family="paragraph" style:parent-style-name="Preformatted_20_Text">
      <style:text-properties officeooo:rsid="00535254" officeooo:paragraph-rsid="00535254"/>
    </style:style>
    <style:style style:name="P22" style:family="paragraph" style:parent-style-name="Preformatted_20_Text">
      <style:text-properties officeooo:rsid="00548b27" officeooo:paragraph-rsid="00548b27"/>
    </style:style>
    <style:style style:name="P23" style:family="paragraph" style:parent-style-name="Preformatted_20_Text">
      <style:text-properties officeooo:rsid="00548b27" officeooo:paragraph-rsid="005717f9"/>
    </style:style>
    <style:style style:name="P24" style:family="paragraph" style:parent-style-name="Preformatted_20_Text">
      <style:text-properties officeooo:rsid="002972fe" officeooo:paragraph-rsid="002972fe"/>
    </style:style>
    <style:style style:name="P25" style:family="paragraph" style:parent-style-name="Preformatted_20_Text">
      <style:text-properties officeooo:rsid="002972fe" officeooo:paragraph-rsid="005717f9"/>
    </style:style>
    <style:style style:name="P26" style:family="paragraph" style:parent-style-name="Preformatted_20_Text">
      <style:text-properties officeooo:rsid="0016befe" officeooo:paragraph-rsid="0016befe"/>
    </style:style>
    <style:style style:name="P27" style:family="paragraph" style:parent-style-name="Preformatted_20_Text">
      <style:text-properties officeooo:rsid="0016befe" officeooo:paragraph-rsid="005717f9"/>
    </style:style>
    <style:style style:name="P28" style:family="paragraph" style:parent-style-name="Preformatted_20_Text">
      <style:text-properties officeooo:rsid="0056f3e8" officeooo:paragraph-rsid="0056f3e8"/>
    </style:style>
    <style:style style:name="P29" style:family="paragraph" style:parent-style-name="Preformatted_20_Text">
      <style:text-properties officeooo:rsid="0056f3e8" officeooo:paragraph-rsid="005717f9"/>
    </style:style>
    <style:style style:name="P30" style:family="paragraph" style:parent-style-name="Preformatted_20_Text">
      <style:text-properties officeooo:rsid="005717f9" officeooo:paragraph-rsid="005717f9"/>
    </style:style>
    <style:style style:name="P31" style:family="paragraph" style:parent-style-name="Preformatted_20_Text">
      <style:text-properties officeooo:rsid="0028be4c" officeooo:paragraph-rsid="005717f9"/>
    </style:style>
    <style:style style:name="P32" style:family="paragraph" style:parent-style-name="Preformatted_20_Text">
      <style:text-properties officeooo:rsid="002c4151" officeooo:paragraph-rsid="005717f9"/>
    </style:style>
    <style:style style:name="P33" style:family="paragraph" style:parent-style-name="Preformatted_20_Text">
      <style:text-properties officeooo:rsid="00464505" officeooo:paragraph-rsid="005717f9"/>
    </style:style>
    <style:style style:name="P34" style:family="paragraph" style:parent-style-name="Preformatted_20_Text">
      <style:text-properties officeooo:rsid="002a6e82" officeooo:paragraph-rsid="005717f9"/>
    </style:style>
    <style:style style:name="P35" style:family="paragraph" style:parent-style-name="Preformatted_20_Text">
      <style:text-properties officeooo:rsid="00331de6" officeooo:paragraph-rsid="005717f9"/>
    </style:style>
    <style:style style:name="P36" style:family="paragraph" style:parent-style-name="Preformatted_20_Text">
      <style:text-properties officeooo:rsid="001fa38d" officeooo:paragraph-rsid="005717f9"/>
    </style:style>
    <style:style style:name="P37" style:family="paragraph" style:parent-style-name="Preformatted_20_Text">
      <style:text-properties officeooo:rsid="00204bf7" officeooo:paragraph-rsid="005717f9"/>
    </style:style>
    <style:style style:name="P38" style:family="paragraph" style:parent-style-name="Preformatted_20_Text">
      <style:text-properties officeooo:rsid="00465d0f" officeooo:paragraph-rsid="005717f9"/>
    </style:style>
    <style:style style:name="P39" style:family="paragraph" style:parent-style-name="Preformatted_20_Text">
      <style:text-properties officeooo:rsid="0046913a" officeooo:paragraph-rsid="005717f9"/>
    </style:style>
    <style:style style:name="P40" style:family="paragraph" style:parent-style-name="Preformatted_20_Text">
      <style:text-properties officeooo:rsid="0025be2a" officeooo:paragraph-rsid="005717f9"/>
    </style:style>
    <style:style style:name="P41" style:family="paragraph" style:parent-style-name="Preformatted_20_Text">
      <style:text-properties officeooo:rsid="001a4005" officeooo:paragraph-rsid="005717f9"/>
    </style:style>
    <style:style style:name="P42" style:family="paragraph" style:parent-style-name="Preformatted_20_Text">
      <style:text-properties officeooo:rsid="0058ace9" officeooo:paragraph-rsid="0058ace9"/>
    </style:style>
    <style:style style:name="P43" style:family="paragraph" style:parent-style-name="Preformatted_20_Text">
      <style:text-properties officeooo:rsid="005a1d0c" officeooo:paragraph-rsid="005a1d0c"/>
    </style:style>
    <style:style style:name="T1" style:family="text">
      <style:text-properties officeooo:rsid="001b62af"/>
    </style:style>
    <style:style style:name="T2" style:family="text">
      <style:text-properties officeooo:rsid="002fc3a2"/>
    </style:style>
    <style:style style:name="T3" style:family="text">
      <style:text-properties officeooo:rsid="00315416"/>
    </style:style>
    <style:style style:name="T4" style:family="text">
      <style:text-properties officeooo:rsid="00325601"/>
    </style:style>
    <style:style style:name="T5" style:family="text">
      <style:text-properties officeooo:rsid="003517bc"/>
    </style:style>
    <style:style style:name="T6" style:family="text">
      <style:text-properties officeooo:rsid="00356b57"/>
    </style:style>
    <style:style style:name="T7" style:family="text">
      <style:text-properties officeooo:rsid="00359872"/>
    </style:style>
    <style:style style:name="T8" style:family="text">
      <style:text-properties officeooo:rsid="003aef6d"/>
    </style:style>
    <style:style style:name="T9" style:family="text">
      <style:text-properties officeooo:rsid="003c2791"/>
    </style:style>
    <style:style style:name="T10" style:family="text">
      <style:text-properties officeooo:rsid="003d8d54"/>
    </style:style>
    <style:style style:name="T11" style:family="text">
      <style:text-properties officeooo:rsid="00417660"/>
    </style:style>
    <style:style style:name="T12" style:family="text">
      <style:text-properties officeooo:rsid="00464505"/>
    </style:style>
    <style:style style:name="T13" style:family="text">
      <style:text-properties officeooo:rsid="00502fd3"/>
    </style:style>
    <style:style style:name="T14" style:family="text">
      <style:text-properties officeooo:rsid="0051fb7f"/>
    </style:style>
    <style:style style:name="T15" style:family="text">
      <style:text-properties officeooo:rsid="0056092e"/>
    </style:style>
    <style:style style:name="T16" style:family="text">
      <style:text-properties officeooo:rsid="005717f9"/>
    </style:style>
    <style:style style:name="T17" style:family="text">
      <style:text-properties officeooo:rsid="005996fd"/>
    </style:style>
    <style:style style:name="T18" style:family="text">
      <style:text-properties officeooo:rsid="005a1d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--BASIC OVERVIEW--</text:p>
      <text:p text:style-name="P8"/>
      <text:p text:style-name="P12">make divNodeConstructor</text:p>
      <text:p text:style-name="P12"/>
      <text:p text:style-name="P13">make newParentSplit a child of DivNodeConstructor</text:p>
      <text:p text:style-name="P1"/>
      <text:p text:style-name="P1"><text:span text:style-name="T12">//</text:span>1. user moves mouse onto ParentDiv</text:p>
      <text:p text:style-name="P7"><text:span text:style-name="T12">//</text:span>function newParentSplit (){</text:p>
      <text:p text:style-name="P22"><text:tab/>add hoveredDiv to newSplitListeners[]</text:p>
      <text:p text:style-name="P10"><text:span text:style-name="T12">//</text:span><text:span text:style-name="T10"><text:tab/></text:span><text:span text:style-name="T2">GET</text:span> parent orientation<text:span text:style-name="T11">()</text:span></text:p>
      <text:p text:style-name="P10"><text:span text:style-name="T12">//</text:span><text:span text:style-name="T10"><text:tab/></text:span><text:span text:style-name="T2">SET</text:span> parent flex direction</text:p>
      <text:p text:style-name="P14">//</text:p>
      <text:p text:style-name="P9"><text:span text:style-name="T12">//</text:span><text:span text:style-name="T10"><text:tab/></text:span><text:span text:style-name="T3">CREATE</text:span> div1<text:span text:style-name="T4"> node</text:span></text:p>
      <text:p text:style-name="P9"><text:span text:style-name="T12">//</text:span><text:span text:style-name="T10"><text:tab/></text:span><text:span text:style-name="T3">CREATE</text:span> div2<text:span text:style-name="T4"> node</text:span></text:p>
      <text:p text:style-name="P11"><text:span text:style-name="T12">//</text:span><text:span text:style-name="T10"><text:tab/></text:span>APPEND div1 to parent</text:p>
      <text:p text:style-name="P11"><text:span text:style-name="T12">//</text:span><text:span text:style-name="T10"><text:tab/></text:span>APPEND div2 to parent</text:p>
      <text:p text:style-name="P14">//</text:p>
      <text:p text:style-name="P1"><text:span text:style-name="T12">//</text:span>2. parentDiv splits in two</text:p>
      <text:p text:style-name="P3"><text:span text:style-name="T12">//</text:span><text:span text:style-name="T10"><text:tab/></text:span><text:span text:style-name="T5">GET</text:span> the current location of the mouse</text:p>
      <text:p text:style-name="P14">//</text:p>
      <text:p text:style-name="P14">//</text:p>
      <text:p text:style-name="P4"><text:span text:style-name="T12">//</text:span><text:span text:style-name="T10"><text:tab/></text:span><text:span text:style-name="T6">GET</text:span> <text:span text:style-name="T6">current hover div</text:span></text:p>
      <text:p text:style-name="P15"><text:tab/><text:tab/>set that div as global "hoveredDiv"</text:p>
      <text:p text:style-name="P16"><text:tab/><text:tab/>hoveredDiv = [divElement, BOOLEAN]</text:p>
      <text:p text:style-name="P15"><text:tab/></text:p>
      <text:p text:style-name="P5"><text:span text:style-name="T12">//</text:span><text:span text:style-name="T10"><text:tab/></text:span><text:span text:style-name="T7">SET</text:span> a mouse-enter eventlistener on the other child</text:p>
      <text:p text:style-name="P16"><text:tab/><text:tab/></text:p>
      <text:p text:style-name="P7"><text:span text:style-name="T12">//</text:span><text:span text:style-name="T10"><text:tab/></text:span><text:tab/><text:span text:style-name="T8">INIT </text:span>newParentSplit(<text:span text:style-name="T9">child</text:span>)</text:p>
      <text:p text:style-name="P7"><text:span text:style-name="T12">//</text:span><text:tab/><text:tab/><text:tab/></text:p>
      <text:p text:style-name="P14">//</text:p>
      <text:p text:style-name="P2"><text:span text:style-name="T12">//</text:span><text:span text:style-name="T1">3. </text:span>mouse moves <text:span text:style-name="T15">out of current</text:span> Div </text:p>
      <text:p text:style-name="P22"/>
      <text:p text:style-name="P14">//</text:p>
      <text:p text:style-name="P6"><text:span text:style-name="T12">//</text:span>1.</text:p>
      <text:p text:style-name="P6"/>
      <text:p text:style-name="P6"/>
      <text:p text:style-name="P17">I want the listener to add newParentSplit() to the hoveredDiv,</text:p>
      <text:p text:style-name="P17">to be present in every other div.</text:p>
      <text:p text:style-name="P17"/>
      <text:p text:style-name="P17">so for every otherDiv, check every time if hoveredDivArray is empty.</text:p>
      <text:p text:style-name="P17">if not, add an eventlistener for newParentSplit to every element.</text:p>
      <text:p text:style-name="P17"/>
      <text:p text:style-name="P17">for every hoveredDiv check every time if hoveredDivArray is empty.</text:p>
      <text:p text:style-name="P17">if not, add an eventlistener for newParentSplit to every element.</text:p>
      <text:p text:style-name="P17"/>
      <text:p text:style-name="P18">add an eventListener to every Div, that checks if hoveredDivArray is empty, and add if needed the parentSplit eventlistener to it</text:p>
      <text:p text:style-name="P18"/>
      <text:p text:style-name="P18">then every newParentSplit add the previous HoveredDiv to the array</text:p>
      <text:p text:style-name="P18"/>
      <text:p text:style-name="P19">ADD otherDiv to the <text:span text:style-name="T13">new</text:span>SplitListeners Array</text:p>
      <text:p text:style-name="P20"/>
      <text:p text:style-name="P19">FOR EACH item in the new<text:span text:style-name="T14">Spli</text:span>tListeners Array:</text:p>
      <text:p text:style-name="P19"><text:tab/>ADD eventListener:</text:p>
      <text:p text:style-name="P19"><text:tab/>once, when the moose enters, </text:p>
      <text:p text:style-name="P19"><text:tab/>INIT newParentSplit()</text:p>
      <text:p text:style-name="P21"><text:tab/></text:p>
      <text:p text:style-name="P19"><text:tab/><text:tab/></text:p>
      <text:p text:style-name="P19"/>
      <text:p text:style-name="P19">newParentSplit()</text:p>
      <text:p text:style-name="P19"><text:tab/>add hoveredDiv to newEventListeners Array</text:p>
      <text:p text:style-name="P19"><text:tab/><text:tab/></text:p>
      <text:p text:style-name="P19"/>
      <text:p text:style-name="P19"/>
      <text:p text:style-name="P28"><text:soft-page-break/>Help! I have a question:</text:p>
      <text:p text:style-name="P28"/>
      <text:p text:style-name="P28">So I have a div that will split (function newParentSplit()), every time that I enter it with my mouse. then I will be on either of the two halves, the hoverDiv, and the otherDiv (I wrote some code to find that out).</text:p>
      <text:p text:style-name="P28"/>
      <text:p text:style-name="P28">I add the otherDiv to the newEventListener Array, </text:p>
      <text:p text:style-name="P28">and then I add the hoverDiv to that array</text:p>
      <text:p text:style-name="P28"/>
      <text:p text:style-name="P29">so on every div that is made, except the<text:span text:style-name="T16"> last value (</text:span>current hoverDiv<text:span text:style-name="T16">)</text:span>, I want to add an eventListener that adds<text:span text:style-name="T16"> </text:span>newParentSplit<text:span text:style-name="T16">.</text:span></text:p>
      <text:p text:style-name="P28"/>
      <text:p text:style-name="P30">I remove the last value, and </text:p>
      <text:p text:style-name="P28"/>
      <text:p text:style-name="P28">Then I want an eventlistener that will do a newParentSplit on it.</text:p>
      <text:p text:style-name="P28"/>
      <text:p text:style-name="P28">I however want to </text:p>
      <text:p text:style-name="P28"/>
      <text:p text:style-name="P27"><text:span text:style-name="T12">//</text:span>1. user moves mouse onto ParentDiv</text:p>
      <text:p text:style-name="P25"><text:span text:style-name="T12">//</text:span>function newParentSplit (){</text:p>
      <text:p text:style-name="P23"><text:tab/>add hoveredDiv to newSplitListeners[]</text:p>
      <text:p text:style-name="P32"><text:span text:style-name="T12">//</text:span><text:span text:style-name="T10"><text:tab/></text:span><text:span text:style-name="T2">GET</text:span> parent orientation<text:span text:style-name="T11">()</text:span></text:p>
      <text:p text:style-name="P32"><text:span text:style-name="T12">//</text:span><text:span text:style-name="T10"><text:tab/></text:span><text:span text:style-name="T2">SET</text:span> parent flex direction</text:p>
      <text:p text:style-name="P33">//</text:p>
      <text:p text:style-name="P34"><text:span text:style-name="T12">//</text:span><text:span text:style-name="T10"><text:tab/></text:span><text:span text:style-name="T3">CREATE</text:span> div1<text:span text:style-name="T4"> node</text:span></text:p>
      <text:p text:style-name="P34"><text:span text:style-name="T12">//</text:span><text:span text:style-name="T10"><text:tab/></text:span><text:span text:style-name="T3">CREATE</text:span> div2<text:span text:style-name="T4"> node</text:span></text:p>
      <text:p text:style-name="P35"><text:span text:style-name="T12">//</text:span><text:span text:style-name="T10"><text:tab/></text:span>APPEND div1 to parent</text:p>
      <text:p text:style-name="P35"><text:span text:style-name="T12">//</text:span><text:span text:style-name="T10"><text:tab/></text:span>APPEND div2 to parent</text:p>
      <text:p text:style-name="P33">//</text:p>
      <text:p text:style-name="P27"><text:span text:style-name="T12">//</text:span>2. parentDiv splits in two</text:p>
      <text:p text:style-name="P36"><text:span text:style-name="T12">//</text:span><text:span text:style-name="T10"><text:tab/></text:span><text:span text:style-name="T5">GET</text:span> the current location of the mouse</text:p>
      <text:p text:style-name="P33">//</text:p>
      <text:p text:style-name="P33">//</text:p>
      <text:p text:style-name="P37"><text:span text:style-name="T12">//</text:span><text:span text:style-name="T10"><text:tab/></text:span><text:span text:style-name="T6">GET</text:span> <text:span text:style-name="T6">current hover div</text:span></text:p>
      <text:p text:style-name="P38"><text:tab/><text:tab/>set that div as global "hoveredDiv"</text:p>
      <text:p text:style-name="P30"><text:tab/>SET otherDiv</text:p>
      <text:p text:style-name="P42"><text:tab/>PUSH<text:span text:style-name="T18"> newEventListeners</text:span> 1. otherDiv 2. hover<text:span text:style-name="T17">ed</text:span>Div</text:p>
      <text:p text:style-name="P43"><text:tab/>POP last value newEventListeners</text:p>
      <text:p text:style-name="P43"><text:tab/><text:tab/>foreach newEventListener:</text:p>
      <text:p text:style-name="P43"><text:tab/><text:tab/>on mouseEnter do newParentSplit()</text:p>
      <text:p text:style-name="P38"><text:tab/></text:p>
      <text:p text:style-name="P40"><text:span text:style-name="T12">//</text:span><text:span text:style-name="T10"><text:tab/></text:span><text:span text:style-name="T7">SET</text:span> a mouse-enter eventlistener on the other child</text:p>
      <text:p text:style-name="P39"><text:tab/><text:tab/></text:p>
      <text:p text:style-name="P25"><text:span text:style-name="T12">//</text:span><text:span text:style-name="T10"><text:tab/></text:span><text:tab/><text:span text:style-name="T8">INIT </text:span>newParentSplit(<text:span text:style-name="T9">child</text:span>)</text:p>
      <text:p text:style-name="P25"><text:span text:style-name="T12">//</text:span><text:tab/><text:tab/><text:tab/></text:p>
      <text:p text:style-name="P33">//</text:p>
      <text:p text:style-name="P41"><text:span text:style-name="T12">//</text:span><text:span text:style-name="T1">3. </text:span>mouse moves <text:span text:style-name="T15">out of current</text:span> Div </text:p>
      <text:p text:style-name="P23"/>
      <text:p text:style-name="P33">//</text:p>
      <text:p text:style-name="P31"><text:span text:style-name="T12">//</text:span>1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09T14:49:32.675034151</dc:date>
    <meta:editing-duration>PT4H36M5S</meta:editing-duration>
    <meta:editing-cycles>74</meta:editing-cycles>
    <meta:document-statistic meta:table-count="0" meta:image-count="0" meta:object-count="0" meta:page-count="2" meta:paragraph-count="87" meta:word-count="440" meta:character-count="2661" meta:non-whitespace-character-count="2258"/>
  </office:meta>
</office:document-meta>
</file>